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CKNOWLEDGING THE PAST (85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CKNOWLEDGING THE PAST (85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 restores his people (8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 forgives his people (85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ACKNOWLEDGING THE PAST (85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QUESTIONING THE PRESENT (85:4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QUESTIONING THE PRESENT (85:4-7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"Will you be angry with us always?" (85:4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"Show us your unfailing love, 0 LORD" (85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8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ACKNOWLEDGING THE PAST (85:1-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QUESTIONING THE PRESENT (85:4-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ANTICIPATING THE FUTURE (85:8-1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ANTICIPATING THE FUTURE (85:8-1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glorious message (85:8-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glorious meetings (85:10-13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glorious meetings (85:10-13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Unfailing love and truth meet (85:10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Righteousness and peace kiss (85:10-13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ANTICIPATING THE FUTURE (85:8-13)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glorious message (85:8-9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glorious meetings (85:10-13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SALM 85<text:s text:c="1"/></text:span><text:span text:style-name="a550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ACKNOWLEDGING THE PAST (85:1-3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QUESTIONING THE PRESENT (85:4-7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ANTICIPATING THE FUTURE (85:8-1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5 </dc:title>
    <meta:initial-creator>David STRICKLAND</meta:initial-creator>
    <dc:creator>David STRICKLAND</dc:creator>
    <meta:creation-date>2020-02-22T19:33:52Z</meta:creation-date>
    <dc:date>2020-02-22T19:33:52Z</dc:date>
    <meta:template xlink:href="BibleStudy" xlink:type="simple"/>
    <meta:editing-cycles>1</meta:editing-cycles>
    <meta:editing-duration>PT0S</meta:editing-duration>
    <meta:document-statistic meta:paragraph-count="28" meta:word-count="181"/>
  </office:meta>
</office:document-meta>
</file>